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Default_5f_1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34cm" draw:stroke-linejoin="miter" draw:fill="none"/>
    </style:style>
    <style:style style:name="gr4" style:family="graphic" style:parent-style-name="Default_5f_1">
      <style:graphic-properties draw:stroke="none" svg:stroke-width="0.034cm" draw:stroke-linejoin="miter" draw:fill="solid" draw:fill-color="#000000" draw:opacity="0%"/>
    </style:style>
    <style:style style:name="gr5" style:family="graphic" style:parent-style-name="Default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width="0.034cm" draw:stroke-linejoin="miter" draw:fill="solid" draw:fill-color="#666666"/>
    </style:style>
    <style:style style:name="gr7" style:family="graphic" style:parent-style-name="Default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Default_5f_1">
      <style:graphic-properties draw:stroke="none" svg:stroke-width="0.034cm" draw:stroke-linejoin="miter" draw:fill="solid" draw:fill-color="#666666"/>
    </style:style>
    <style:style style:name="gr9" style:family="graphic" style:parent-style-name="Default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10" style:family="graphic" style:parent-style-name="Default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1" style:family="graphic" style:parent-style-name="Default_5f_1">
      <style:graphic-properties draw:stroke="none" svg:stroke-width="0.034cm" draw:stroke-linejoin="miter" draw:fill="solid" draw:fill-color="#999999"/>
    </style:style>
    <style:style style:name="gr12" style:family="graphic" style:parent-style-name="Default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3" style:family="graphic" style:parent-style-name="Default_5f_1">
      <style:graphic-properties draw:stroke="none" svg:stroke-width="0.034cm" draw:stroke-linejoin="miter" draw:fill="solid" draw:fill-color="#434343"/>
    </style:style>
    <style:style style:name="gr14" style:family="graphic" style:parent-style-name="Default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15" style:family="graphic" style:parent-style-name="Default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Object_20_without_20_fill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34cm" svg:stroke-color="#000000" draw:marker-start-width="0.251cm" draw:marker-end-width="0.251cm" draw:fill-color="#eeeeee" draw:fill-gradient-name="Gradient_20_2" draw:textarea-horizontal-align="justify" draw:textarea-vertical-align="top" draw:auto-grow-height="true" fo:min-height="0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23" style:family="graphic" style:parent-style-name="Default_5f_1_5f_1">
      <style:graphic-properties draw:stroke="none" svg:stroke-width="0.034cm" draw:stroke-linejoin="miter" draw:fill="none"/>
    </style:style>
    <style:style style:name="gr24" style:family="graphic" style:parent-style-name="Default_5f_1_5f_1">
      <style:graphic-properties draw:stroke="none" svg:stroke-width="0.034cm" draw:stroke-linejoin="miter" draw:fill="solid" draw:fill-color="#000000" draw:opacity="0%"/>
    </style:style>
    <style:style style:name="gr25" style:family="graphic" style:parent-style-name="Default_5f_1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6" style:family="graphic" style:parent-style-name="Default_5f_1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27" style:family="graphic" style:parent-style-name="Default_5f_1_5f_1">
      <style:graphic-properties draw:stroke="none" svg:stroke-width="0.034cm" draw:stroke-linejoin="miter" draw:fill="solid" draw:fill-color="#666666"/>
    </style:style>
    <style:style style:name="gr28" style:family="graphic" style:parent-style-name="Default_5f_1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29" style:family="graphic" style:parent-style-name="Default_5f_1_5f_1">
      <style:graphic-properties draw:stroke="none" svg:stroke-width="0.034cm" draw:stroke-linejoin="miter" draw:fill="solid" draw:fill-color="#000000"/>
    </style:style>
    <style:style style:name="gr30" style:family="graphic" style:parent-style-name="Default_5f_1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31" style:family="graphic" style:parent-style-name="Default_5f_1_5f_1">
      <style:graphic-properties draw:stroke="none" svg:stroke-width="0.034cm" draw:stroke-linejoin="miter" draw:fill="solid" draw:fill-color="#999999"/>
    </style:style>
    <style:style style:name="gr32" style:family="graphic" style:parent-style-name="Default_5f_1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33" style:family="graphic" style:parent-style-name="Default_5f_1_5f_1">
      <style:graphic-properties draw:stroke="none" svg:stroke-width="0.034cm" draw:stroke-linejoin="miter" draw:fill="solid" draw:fill-color="#434343"/>
    </style:style>
    <style:style style:name="gr34" style:family="graphic" style:parent-style-name="Default_5f_1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35" style:family="graphic" style:parent-style-name="Default_5f_1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36" style:family="graphic" style:parent-style-name="Default_5f_1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Object_20_without_20_fill_5f_1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_20_without_20_fill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Default_5f_1_5f_1">
      <style:graphic-properties draw:stroke="solid" svg:stroke-width="0.034cm" svg:stroke-color="#000000" draw:stroke-linejoin="round" draw:fill="solid" draw:fill-color="#ff950e" draw:opacity="40%" draw:textarea-vertical-align="middle" fo:padding-top="0.142cm" fo:padding-bottom="0.142cm" fo:padding-left="0.267cm" fo:padding-right="0.267cm"/>
    </style:style>
    <style:style style:name="gr4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433cm" fo:min-width="2.038cm"/>
    </style:style>
    <style:style style:name="gr41" style:family="graphic" style:parent-style-name="Default_5f_1">
      <style:graphic-properties svg:stroke-width="0.053cm" svg:stroke-color="#0066b3" draw:marker-start-width="0.279cm" draw:marker-end-width="0.279cm" fo:padding-top="0.151cm" fo:padding-bottom="0.151cm" fo:padding-left="0.276cm" fo:padding-right="0.276cm"/>
    </style:style>
    <style:style style:name="gr42" style:family="graphic" style:parent-style-name="Default_5f_1">
      <style:graphic-properties svg:stroke-width="0.053cm" svg:stroke-color="#0066b3" draw:marker-start-width="0.279cm" draw:marker-end-width="0.279cm" draw:textarea-vertical-align="middle" fo:padding-top="0.151cm" fo:padding-bottom="0.151cm" fo:padding-left="0.276cm" fo:padding-right="0.276cm"/>
    </style:style>
    <style:style style:name="gr43" style:family="graphic" style:parent-style-name="Object_20_without_20_fill_5f_1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Default_5f_1">
      <style:graphic-properties draw:stroke="solid" svg:stroke-width="0.068cm" svg:stroke-color="#0066b3" draw:stroke-linejoin="round" draw:fill="none" fo:padding-top="0.159cm" fo:padding-bottom="0.159cm" fo:padding-left="0.284cm" fo:padding-right="0.284cm"/>
    </style:style>
    <style:style style:name="gr45" style:family="graphic" style:parent-style-name="standard">
      <style:graphic-properties draw:stroke="none" draw:fill="none" fo:min-height="0.55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1.12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font-size="14pt"/>
    </style:style>
    <style:style style:name="P7" style:family="paragraph">
      <loext:graphic-properties draw:fill="solid" draw:fill-color="#999999"/>
    </style:style>
    <style:style style:name="P8" style:family="paragraph">
      <loext:graphic-properties draw:fill="solid" draw:fill-color="#434343"/>
    </style:style>
    <style:style style:name="P9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text-align="center"/>
      <style:text-properties style:text-position="0% 100%"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eeeeee" draw:fill-gradient-name="Gradient_20_2"/>
      <style:paragraph-properties fo:text-align="start"/>
    </style:style>
    <style:style style:name="P15" style:family="paragraph">
      <loext:graphic-properties draw:fill="none" draw:fill-color="#ffffff"/>
      <style:text-properties fo:color="#999999" fo:font-size="10pt" style:font-size-asian="10pt" style:font-size-complex="10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950e" draw:opacity="40%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P19" style:family="paragraph">
      <style:text-properties fo:font-size="13pt" style:font-size-asian="13pt" style:font-size-complex="13pt"/>
    </style:style>
    <style:style style:name="P20" style:family="paragraph">
      <loext:graphic-properties draw:fill="none"/>
      <style:text-properties fo:font-size="13pt" style:font-size-asian="13pt" style:font-size-complex="13pt"/>
    </style:style>
    <style:style style:name="P21" style:family="paragraph">
      <style:text-properties fo:color="#434343"/>
    </style:style>
    <style:style style:name="P22" style:family="paragraph">
      <loext:graphic-properties draw:fill="none" draw:fill-color="#ffffff"/>
      <style:text-properties fo:color="#434343"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999999" fo:font-size="10pt" style:font-size-asian="10pt" style:font-size-complex="10pt"/>
    </style:style>
    <style:style style:name="T6" style:family="text">
      <style:text-properties fo:color="#999999" fo:font-size="11pt" style:font-size-asian="11pt" style:font-size-complex="11pt"/>
    </style:style>
    <style:style style:name="T7" style:family="text">
      <style:text-properties fo:color="#666666" fo:font-size="13pt" style:font-size-asian="13pt" style:font-size-complex="13pt"/>
    </style:style>
    <style:style style:name="T8" style:family="text">
      <style:text-properties fo:color="#43434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4cm" svg:y2="11.1cm">
          <text:p/>
        </draw:line>
        <draw:connector draw:style-name="gr2" draw:layer="layout" draw:line-skew="0cm 4.305cm" svg:x1="5.995cm" svg:y1="2.8cm" svg:x2="17.3cm" svg:y2="5.901cm" draw:start-shape="id1" draw:start-glue-point="0" draw:end-shape="id2" draw:end-glue-point="6" svg:d="M5995 2800v-517h10605v3618h700" svg:viewBox="0 0 11306 3619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8cm" svg:y1="3.5cm" svg:x2="11.2cm" svg:y2="11.1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10" draw:id="id10" draw:layer="layout" svg:width="0.881cm" svg:height="0.881cm" svg:x="1cm" svg:y="3.1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ath draw:style-name="gr8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9" draw:text-style-name="P6" draw:layer="layout" svg:width="3.172cm" svg:height="1.832cm" svg:x="4.518cm" svg:y="10.767cm" svg:viewBox="0 0 3173 1833" draw:points="0,0 3173,0 3173,1833 0,1833">
          <text:p text:style-name="P5"><text:span text:style-name="T1">Grafana</text:span></text:p>
        </draw:polygon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59cm" svg:y="3.7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10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1" draw:text-style-name="P7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2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3" draw:text-style-name="P8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4" draw:text-style-name="P9" xml:id="id1" draw:id="id1" draw:layer="layout" svg:width="2.589cm" svg:height="1.499cm" svg:x="4.7cm" svg:y="2.8cm" svg:viewBox="0 0 2590 1500" draw:points="0,0 2590,0 2590,1500 0,1500">
          <draw:glue-point draw:id="4" svg:x="2.849cm" svg:y="4.973cm"/>
          <draw:glue-point draw:id="5" svg:x="5.038cm" svg:y="2.446cm"/>
          <text:p text:style-name="P5"><text:span text:style-name="T2">HTTP</text:span></text:p>
          <text:p text:style-name="P5"><text:span text:style-name="T2">Adapter</text:span></text:p>
        </draw:polygon>
        <draw:polygon draw:style-name="gr14" draw:text-style-name="P9" xml:id="id3" draw:id="id3" draw:layer="layout" svg:width="2.589cm" svg:height="1.529cm" svg:x="4.7cm" svg:y="4.97cm" svg:viewBox="0 0 2590 1530" draw:points="0,0 2590,0 2590,1530 0,1530">
          <draw:glue-point draw:id="4" svg:x="5.038cm" svg:y="2.385cm"/>
          <draw:glue-point draw:id="5" svg:x="5.038cm" svg:y="-2.843cm"/>
          <text:p text:style-name="P5"><text:span text:style-name="T2">MQTT</text:span></text:p>
          <text:p text:style-name="P5"><text:span text:style-name="T2">Adapter</text:span></text:p>
        </draw:polygon>
        <draw:polygon draw:style-name="gr9" draw:text-style-name="P10" xml:id="id2" draw:id="id2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5cm" svg:y="-0.876cm"/>
          <draw:glue-point draw:id="6" svg:x="-5cm" svg:y="-3.453cm"/>
          <draw:glue-point draw:id="7" svg:x="-5cm" svg:y="3.762cm"/>
          <draw:glue-point draw:id="8" svg:x="5.053cm" svg:y="2.731cm"/>
          <draw:glue-point draw:id="9" svg:x="5.053cm" svg:y="-2.422cm"/>
          <draw:glue-point draw:id="10" svg:x="-5cm" svg:y="1.185cm"/>
          <text:p text:style-name="P5"><text:span text:style-name="T3">D</text:span><text:span text:style-name="T3">is</text:span><text:span text:style-name="T3">p</text:span><text:span text:style-name="T3">a</text:span><text:span text:style-name="T3">t</text:span><text:span text:style-name="T3">c</text:span><text:span text:style-name="T3">h</text:span></text:p>
          <text:p text:style-name="P5"><text:span text:style-name="T3">R</text:span><text:span text:style-name="T3">o</text:span><text:span text:style-name="T3">u</text:span><text:span text:style-name="T3">t</text:span><text:span text:style-name="T3">e</text:span><text:span text:style-name="T3">r</text:span></text:p>
        </draw:polygon>
        <draw:polygon draw:style-name="gr9" draw:text-style-name="P11" xml:id="id5" draw:id="id5" draw:layer="layout" svg:width="3.172cm" svg:height="1.879cm" svg:x="17.3cm" svg:y="2.72cm" svg:viewBox="0 0 3173 1880" draw:points="0,0 3173,0 3173,1880 0,1880">
          <text:p text:style-name="P5"><text:span text:style-name="T4">Artemis</text:span></text:p>
        </draw:polygon>
        <draw:polygon draw:style-name="gr9" draw:text-style-name="P12" xml:id="id6" draw:id="id6" draw:layer="layout" svg:width="3.172cm" svg:height="1.879cm" svg:x="22.3cm" svg:y="2.7cm" svg:viewBox="0 0 3173 1880" draw:points="0,0 3173,0 3173,1880 0,1880">
          <text:p text:style-name="P5"><text:span text:style-name="T2">Application</text:span></text:p>
          <text:p text:style-name="P5"><text:span text:style-name="T2">One</text:span></text:p>
        </draw:polygon>
        <draw:polygon draw:style-name="gr9" draw:text-style-name="P12" xml:id="id7" draw:id="id7" draw:layer="layout" svg:width="3.179cm" svg:height="1.939cm" svg:x="22.3cm" svg:y="5.6cm" svg:viewBox="0 0 3180 1940" draw:points="0,0 3180,0 3180,1940 0,1940">
          <text:p text:style-name="P5"><text:span text:style-name="T2">Applic</text:span><text:span text:style-name="T2">ation</text:span></text:p>
          <text:p text:style-name="P5"><text:span text:style-name="T2">Two</text:span></text:p>
        </draw:polygon>
        <draw:connector draw:style-name="gr15" draw:text-style-name="P5" draw:layer="layout" svg:x1="7.29cm" svg:y1="5.301cm" svg:x2="9.501cm" svg:y2="4.699cm" draw:start-shape="id3" draw:start-glue-point="5" draw:end-shape="id4" draw:end-glue-point="5" svg:d="M7290 5301h2211v-602" svg:viewBox="0 0 2212 603">
          <text:p/>
        </draw:connector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5" draw:text-style-name="P5" draw:layer="layout" draw:line-skew="-4.295cm" svg:x1="7.29cm" svg:y1="6.099cm" svg:x2="17.3cm" svg:y2="7.299cm" draw:start-shape="id3" draw:start-glue-point="4" draw:end-shape="id2" draw:end-glue-point="7" svg:d="M7290 6099h710v1200h9300" svg:viewBox="0 0 10011 1201">
          <text:p/>
        </draw:connector>
        <draw:connector draw:style-name="gr16" draw:text-style-name="P13" draw:layer="layout" draw:type="line" svg:x1="18.885cm" svg:y1="5.6cm" svg:x2="18.886cm" svg:y2="4.6cm" draw:start-shape="id2" draw:start-glue-point="0" draw:end-shape="id5" svg:d="M18885 5600l1-1000" svg:viewBox="0 0 2 1001">
          <text:p/>
        </draw:connector>
        <draw:connector draw:style-name="gr15" draw:text-style-name="P5" draw:layer="layout" draw:line-skew="-0.085cm" svg:x1="22.3cm" svg:y1="3.64cm" svg:x2="20.47cm" svg:y2="6.101cm" draw:start-shape="id6" draw:start-glue-point="3" draw:end-shape="id2" draw:end-glue-point="9" svg:d="M22300 3640h-1000v2461h-830" svg:viewBox="0 0 1831 2462">
          <text:p/>
        </draw:connector>
        <draw:connector draw:style-name="gr15" draw:text-style-name="P5" draw:layer="layout" svg:x1="22.3cm" svg:y1="6.57cm" svg:x2="20.47cm" svg:y2="6.57cm" draw:start-shape="id7" draw:start-glue-point="3" draw:end-shape="id2" draw:end-glue-point="1" svg:d="M22300 6570h-1830" svg:viewBox="0 0 1831 1">
          <text:p/>
        </draw:connector>
        <draw:connector draw:style-name="gr16" draw:text-style-name="P13" draw:layer="layout" draw:type="line" svg:x1="12.2cm" svg:y1="3.768cm" svg:x2="11.4cm" svg:y2="3.769cm" draw:start-shape="id8" draw:start-glue-point="3" draw:end-shape="id4" draw:end-glue-point="1" svg:d="M12200 3768l-800 1" svg:viewBox="0 0 801 2">
          <text:p/>
        </draw:connector>
        <draw:connector draw:style-name="gr15" draw:text-style-name="P5" draw:layer="layout" svg:x1="7.29cm" svg:y1="3.55cm" svg:x2="9cm" svg:y2="3.769cm" draw:start-shape="id1" draw:start-glue-point="1" draw:end-shape="id4" draw:end-glue-point="3" svg:d="M7290 3550h855v219h855" svg:viewBox="0 0 1711 220">
          <text:p/>
        </draw:connector>
        <draw:connector draw:style-name="gr17" draw:text-style-name="P13" draw:layer="layout" draw:type="line" svg:x1="2.017cm" svg:y1="5.758cm" svg:x2="4.7cm" svg:y2="5.735cm" draw:start-shape="id9" draw:start-glue-point="1" draw:end-shape="id3" draw:end-glue-point="3" svg:d="M2017 5758l2683-23" svg:viewBox="0 0 2684 24">
          <text:p/>
        </draw:connector>
        <draw:polygon draw:style-name="gr7" draw:text-style-name="P4" xml:id="id9" draw:id="id9" draw:layer="layout" svg:width="1.116cm" svg:height="1.116cm" svg:x="0.9cm" svg:y="5.2cm" svg:viewBox="0 0 1117 1117" draw:points="0,558 558,0 1117,558 558,1117">
          <text:p/>
        </draw:polygon>
        <draw:connector draw:style-name="gr17" draw:text-style-name="P13" draw:layer="layout" draw:type="line" svg:x1="1.882cm" svg:y1="3.559cm" svg:x2="4.7cm" svg:y2="3.55cm" draw:start-shape="id10" draw:start-glue-point="1" draw:end-shape="id1" draw:end-glue-point="3" svg:d="M1882 3559l2818-9" svg:viewBox="0 0 2819 10">
          <text:p/>
        </draw:connector>
        <draw:connector draw:style-name="gr18" draw:text-style-name="P5" draw:layer="layout" draw:line-skew="-0.551cm" svg:x1="17.3cm" svg:y1="6.401cm" svg:x2="14.6cm" svg:y2="3.768cm" draw:start-shape="id2" draw:start-glue-point="5" draw:end-shape="id8" draw:end-glue-point="1" svg:d="M17300 6401h-1900v-2633h-800" svg:viewBox="0 0 2701 2634">
          <text:p/>
        </draw:connector>
        <draw:polygon draw:style-name="gr14" draw:text-style-name="P9" xml:id="id11" draw:id="id11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5"><text:span text:style-name="T2">AMQP</text:span></text:p>
          <text:p text:style-name="P5"><text:span text:style-name="T2">Adapter</text:span></text:p>
        </draw:polygon>
        <draw:connector draw:style-name="gr15" draw:text-style-name="P5" draw:layer="layout" svg:x1="7.29cm" svg:y1="8.036cm" svg:x2="10.2cm" svg:y2="4.738cm" draw:start-shape="id11" draw:start-glue-point="1" draw:end-shape="id4" draw:end-glue-point="2" svg:d="M7290 8036h2910v-3298" svg:viewBox="0 0 2911 3299">
          <text:p/>
        </draw:connector>
        <draw:connector draw:style-name="gr15" draw:text-style-name="P5" draw:layer="layout" svg:x1="7.29cm" svg:y1="8.399cm" svg:x2="18.885cm" svg:y2="7.54cm" draw:start-shape="id11" draw:start-glue-point="4" draw:end-shape="id2" draw:end-glue-point="2" svg:d="M7290 8399h11595v-859" svg:viewBox="0 0 11596 860">
          <text:p/>
        </draw:connector>
        <draw:custom-shape draw:style-name="gr19" draw:text-style-name="P14" xml:id="id12" draw:id="id12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7" draw:text-style-name="P13" draw:layer="layout" draw:type="line" svg:x1="1.9cm" svg:y1="8.05cm" svg:x2="4.7cm" svg:y2="8.036cm" draw:start-shape="id12" draw:start-glue-point="1" draw:end-shape="id11" svg:d="M1900 8050l2800-14" svg:viewBox="0 0 2801 15">
          <text:p/>
        </draw:connector>
        <draw:frame draw:style-name="gr20" draw:text-style-name="P15" draw:layer="layout" svg:width="1.535cm" svg:height="0.645cm" svg:x="3.165cm" svg:y="7.523cm">
          <draw:text-box>
            <text:p><text:span text:style-name="T5">AMQP</text:span></text:p>
          </draw:text-box>
        </draw:frame>
        <draw:frame draw:style-name="gr21" draw:text-style-name="P15" draw:layer="layout" svg:width="1.501cm" svg:height="0.645cm" svg:x="3.166cm" svg:y="5.124cm">
          <draw:text-box>
            <text:p><text:span text:style-name="T5">MQTT</text:span></text:p>
          </draw:text-box>
        </draw:frame>
        <draw:frame draw:style-name="gr22" draw:text-style-name="P15" draw:layer="layout" svg:width="1.421cm" svg:height="0.645cm" svg:x="3.167cm" svg:y="2.925cm">
          <draw:text-box>
            <text:p><text:span text:style-name="T5">HTTP</text:span></text:p>
          </draw:text-box>
        </draw:frame>
        <draw:line draw:style-name="gr1" draw:text-style-name="P1" draw:layer="layout" svg:x1="10.6cm" svg:y1="4.1cm" svg:x2="11.5cm" svg:y2="11.1cm">
          <text:p/>
        </draw:line>
        <draw:polygon draw:style-name="gr14" draw:text-style-name="P9" xml:id="id4" draw:id="id4" draw:layer="layout" svg:width="2.399cm" svg:height="1.937cm" svg:x="9cm" svg:y="2.8cm" svg:viewBox="0 0 2400 1938" draw:points="0,0 2400,0 2400,1938 0,1938">
          <draw:glue-point draw:id="4" svg:x="-5cm" svg:y="-2.42cm"/>
          <draw:glue-point draw:id="5" svg:x="-2.916cm" svg:y="4.803cm"/>
          <text:p text:style-name="P5"><text:span text:style-name="T2">Device</text:span></text:p>
          <text:p text:style-name="P5"><text:span text:style-name="T2">Registry</text:span></text:p>
        </draw:polygon>
        <draw:line draw:style-name="gr1" draw:text-style-name="P1" draw:layer="layout" svg:x1="12.8cm" svg:y1="4.3cm" svg:x2="11.8cm" svg:y2="11.1cm">
          <text:p/>
        </draw:line>
        <draw:polygon draw:style-name="gr14" draw:text-style-name="P9" xml:id="id8" draw:id="id8" draw:layer="layout" svg:width="2.399cm" svg:height="1.935cm" svg:x="12.2cm" svg:y="2.8cm" svg:viewBox="0 0 2400 1936" draw:points="0,0 2400,0 2400,1936 0,1936">
          <text:p text:style-name="P5"><text:span text:style-name="T2">Auth</text:span></text:p>
          <text:p text:style-name="P5"><text:span text:style-name="T2">Server</text:span></text:p>
        </draw:polygon>
        <draw:polygon draw:style-name="gr9" draw:text-style-name="P6" draw:layer="layout" svg:width="3.177cm" svg:height="1.832cm" svg:x="9.622cm" svg:y="10.767cm" svg:viewBox="0 0 3178 1833" draw:points="0,0 3178,0 3178,1833 0,1833">
          <text:p text:style-name="P5"><text:span text:style-name="T1">Prometheu</text:span><text:span text:style-name="T1">s</text:span></text:p>
        </draw:polygon>
      </draw:page>
      <draw:page draw:name="page2" draw:style-name="dp1" draw:master-page-name="Default">
        <draw:polygon draw:style-name="gr23" draw:text-style-name="P1" draw:layer="layout" svg:width="26.25cm" svg:height="15.481cm" svg:x="0cm" svg:y="0cm" svg:viewBox="0 0 26251 15482" draw:points="0,0 26251,0 26251,15482 0,15482">
          <text:p/>
        </draw:polygon>
        <draw:polygon draw:style-name="gr24" draw:text-style-name="P2" draw:layer="layout" svg:width="26.25cm" svg:height="15.481cm" svg:x="0cm" svg:y="0cm" svg:viewBox="0 0 26251 15482" draw:points="0,0 26251,0 26251,15482 0,15482">
          <text:p/>
        </draw:polygon>
        <draw:polygon draw:style-name="gr24" draw:text-style-name="P2" draw:layer="layout" svg:width="0cm" svg:height="3.056cm" svg:x="11.208cm" svg:y="9.31cm" svg:viewBox="0 0 0 3057" draw:points="0,0 0,3057">
          <text:p/>
        </draw:polygon>
        <draw:line draw:style-name="gr25" draw:text-style-name="P1" draw:layer="layout" svg:x1="12.9cm" svg:y1="6.8cm" svg:x2="10.7cm" svg:y2="10.9cm">
          <text:p/>
        </draw:line>
        <draw:polygon draw:style-name="gr24" draw:text-style-name="P2" draw:layer="layout" svg:width="5.112cm" svg:height="8.363cm" svg:x="6.096cm" svg:y="4.005cm" svg:viewBox="0 0 5113 8364" draw:points="0,0 5113,8364">
          <text:p/>
        </draw:polygon>
        <draw:polygon draw:style-name="gr24" draw:text-style-name="P2" draw:layer="layout" svg:width="5.112cm" svg:height="5.737cm" svg:x="6.096cm" svg:y="6.629cm" svg:viewBox="0 0 5113 5738" draw:points="0,0 5113,5738">
          <text:p/>
        </draw:polygon>
        <draw:line draw:style-name="gr25" draw:text-style-name="P1" draw:layer="layout" svg:x1="6.6cm" svg:y1="7cm" svg:x2="10.6cm" svg:y2="10.8cm">
          <text:p/>
        </draw:line>
        <draw:polygon draw:style-name="gr2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26" draw:text-style-name="P1" draw:layer="layout" svg:width="4.394cm" svg:height="8.547cm" svg:x="21.6cm" svg:y="0.552cm" svg:viewBox="0 0 4395 8548" draw:points="0,0 4395,0 4395,8548 0,8548">
          <text:p/>
        </draw:polygon>
        <draw:path draw:style-name="gr27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2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26" draw:text-style-name="P1" draw:layer="layout" svg:width="2.298cm" svg:height="8.547cm" svg:x="0.272cm" svg:y="0.552cm" svg:viewBox="0 0 2299 8548" draw:points="0,0 2299,0 2299,8548 0,8548">
          <text:p/>
        </draw:polygon>
        <draw:path draw:style-name="gr27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2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26" draw:text-style-name="P1" draw:layer="layout" svg:width="12.579cm" svg:height="8.501cm" svg:x="3.12cm" svg:y="0.598cm" svg:viewBox="0 0 12580 8502" draw:points="0,0 12580,0 12580,8502 0,8502">
          <text:p/>
        </draw:polygon>
        <draw:path draw:style-name="gr27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olygon draw:style-name="gr28" draw:text-style-name="P4" xml:id="id21" draw:id="id21" draw:layer="layout" svg:width="1.116cm" svg:height="1.199cm" svg:x="0.8cm" svg:y="5.5cm" svg:viewBox="0 0 1117 1200" draw:points="0,599 558,0 1117,599 558,1200">
          <text:p/>
        </draw:polygon>
        <draw:polygon draw:style-name="gr2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26" draw:text-style-name="P1" draw:layer="layout" svg:width="4.699cm" svg:height="8.527cm" svg:x="16.3cm" svg:y="0.572cm" svg:viewBox="0 0 4700 8528" draw:points="0,0 4700,0 4700,8528 0,8528">
          <text:p/>
        </draw:polygon>
        <draw:path draw:style-name="gr27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24" draw:text-style-name="P2" draw:layer="layout" svg:width="11.016cm" svg:height="3.973cm" svg:x="3.123cm" svg:y="9.64cm" svg:viewBox="0 0 11017 3974" draw:points="0,0 11017,0 11017,3974 0,3974">
          <text:p/>
        </draw:polygon>
        <draw:polygon draw:style-name="gr26" draw:text-style-name="P1" draw:layer="layout" svg:width="11.016cm" svg:height="3.973cm" svg:x="3.123cm" svg:y="9.64cm" svg:viewBox="0 0 11017 3974" draw:points="0,0 11017,0 11017,3974 0,3974">
          <text:p/>
        </draw:polygon>
        <draw:path draw:style-name="gr27" draw:text-style-name="P3" draw:layer="layout" svg:width="4.845cm" svg:height="0.414cm" svg:x="8.964cm" svg:y="12.8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28" draw:text-style-name="P4" draw:layer="layout" svg:width="3.172cm" svg:height="1.879cm" svg:x="4.518cm" svg:y="10.467cm" svg:viewBox="0 0 3173 1880" draw:points="0,0 3173,0 3173,1880 0,1880">
          <text:p/>
        </draw:polygon>
        <draw:path draw:style-name="gr29" draw:text-style-name="P16" draw:layer="layout" svg:width="1.586cm" svg:height="0.327cm" svg:x="5.31cm" svg:y="11.2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28" draw:text-style-name="P4" draw:layer="layout" svg:width="3.172cm" svg:height="1.879cm" svg:x="9.622cm" svg:y="10.467cm" svg:viewBox="0 0 3173 1880" draw:points="0,0 3173,0 3173,1880 0,1880">
          <text:p/>
        </draw:polygon>
        <draw:path draw:style-name="gr29" draw:text-style-name="P16" draw:layer="layout" svg:width="1.637cm" svg:height="0.327cm" svg:x="10.395cm" svg:y="11.2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24" draw:text-style-name="P2" draw:layer="layout" svg:width="1.94cm" svg:height="5.305cm" svg:x="7.682cm" svg:y="3.065cm" svg:viewBox="0 0 1941 5306" draw:points="0,0 1941,5306">
          <text:p/>
        </draw:polygon>
        <draw:polygon draw:style-name="gr24" draw:text-style-name="P2" draw:layer="layout" svg:width="1.94cm" svg:height="2.68cm" svg:x="7.682cm" svg:y="5.69cm" svg:viewBox="0 0 1941 2681" draw:points="0,0 1941,2681">
          <text:p/>
        </draw:polygon>
        <draw:polygon draw:style-name="gr24" draw:text-style-name="P2" draw:layer="layout" svg:width="3.085cm" svg:height="0.005cm" svg:x="12.794cm" svg:y="8.37cm" svg:viewBox="0 0 3086 6" draw:points="0,0 3086,6">
          <text:p/>
        </draw:polygon>
        <draw:polygon draw:style-name="gr24" draw:text-style-name="P2" draw:layer="layout" svg:width="2.822cm" svg:height="3.801cm" svg:x="19.05cm" svg:y="4.574cm" svg:viewBox="0 0 2823 3802" draw:points="0,3802 2823,0">
          <text:p/>
        </draw:polygon>
        <draw:polygon draw:style-name="gr24" draw:text-style-name="P2" draw:layer="layout" svg:width="2.822cm" svg:height="0.021cm" svg:x="19.051cm" svg:y="8.355cm" svg:viewBox="0 0 2823 22" draw:points="2823,0 0,22">
          <text:p/>
        </draw:polygon>
        <draw:polygon draw:style-name="gr24" draw:text-style-name="P2" draw:layer="layout" svg:width="0cm" svg:height="1.973cm" svg:x="17.464cm" svg:y="5.462cm" svg:viewBox="0 0 0 1974" draw:points="0,1974 0,0">
          <text:p/>
        </draw:polygon>
        <draw:polygon draw:style-name="gr24" draw:text-style-name="P2" draw:layer="layout" svg:width="1.932cm" svg:height="0cm" svg:x="7.69cm" svg:y="11.406cm" svg:viewBox="0 0 1933 0" draw:points="0,0 1933,0">
          <text:p/>
        </draw:polygon>
        <draw:line draw:style-name="gr30" draw:text-style-name="P1" draw:layer="layout" svg:x1="7.69cm" svg:y1="11.406cm" svg:x2="9.623cm" svg:y2="11.406cm">
          <text:p/>
        </draw:line>
        <draw:polygon draw:style-name="gr24" draw:text-style-name="P2" draw:layer="layout" svg:width="1.953cm" svg:height="0.881cm" svg:x="7.926cm" svg:y="10.667cm" svg:viewBox="0 0 1954 882" draw:points="0,0 1954,0 1954,882 0,882">
          <text:p/>
        </draw:polygon>
        <draw:path draw:style-name="gr31" draw:text-style-name="P7" draw:layer="layout" svg:width="0.906cm" svg:height="0.267cm" svg:x="8.261cm" svg:y="11.0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24" draw:text-style-name="P2" draw:layer="layout" svg:width="2.375cm" svg:height="0.881cm" svg:x="10.953cm" svg:y="9.423cm" svg:viewBox="0 0 2376 882" draw:points="0,0 2376,0 2376,882 0,882">
          <text:p/>
        </draw:polygon>
        <draw:path draw:style-name="gr31" draw:text-style-name="P7" draw:layer="layout" svg:width="1.358cm" svg:height="0.346cm" svg:x="11.478cm" svg:y="9.9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24" draw:text-style-name="P2" draw:layer="layout" svg:width="1.94cm" svg:height="2.592cm" svg:x="7.682cm" svg:y="3.098cm" svg:viewBox="0 0 1941 2593" draw:points="0,2593 1941,0">
          <text:p/>
        </draw:polygon>
        <draw:polygon draw:style-name="gr24" draw:text-style-name="P2" draw:layer="layout" svg:width="0cm" svg:height="0.718cm" svg:x="11.208cm" svg:y="4.037cm" svg:viewBox="0 0 0 719" draw:points="0,0 0,719">
          <text:p/>
        </draw:polygon>
        <draw:polygon draw:style-name="gr24" draw:text-style-name="P2" draw:layer="layout" svg:width="0cm" svg:height="0.794cm" svg:x="11.208cm" svg:y="6.635cm" svg:viewBox="0 0 0 795" draw:points="0,795 0,0">
          <text:p/>
        </draw:polygon>
        <draw:polygon draw:style-name="gr24" draw:text-style-name="P2" draw:layer="layout" svg:width="0.991cm" svg:height="0cm" svg:x="14.985cm" svg:y="10.079cm" svg:viewBox="0 0 992 0" draw:points="0,0 992,0">
          <text:p/>
        </draw:polygon>
        <draw:line draw:style-name="gr32" draw:text-style-name="P1" draw:layer="layout" svg:x1="14.985cm" svg:y1="10.079cm" svg:x2="15.977cm" svg:y2="10.079cm">
          <text:p/>
        </draw:line>
        <draw:polygon draw:style-name="gr24" draw:text-style-name="P2" draw:layer="layout" svg:width="2.822cm" svg:height="0.881cm" svg:x="16.015cm" svg:y="9.568cm" svg:viewBox="0 0 2823 882" draw:points="0,0 2823,0 2823,882 0,882">
          <text:p/>
        </draw:polygon>
        <draw:path draw:style-name="gr33" draw:text-style-name="P8" draw:layer="layout" svg:width="1.658cm" svg:height="0.293cm" svg:x="16.32cm" svg:y="9.9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34" draw:text-style-name="P9" xml:id="id13" draw:id="id13" draw:layer="layout" svg:width="2.399cm" svg:height="1.999cm" svg:x="12.3cm" svg:y="5.1cm" svg:viewBox="0 0 2400 2000" draw:points="0,0 2400,0 2400,2000 0,2000">
          <text:p text:style-name="P5"><text:span text:style-name="T2">Hono</text:span></text:p>
          <text:p text:style-name="P5"><text:span text:style-name="T2">Messagin</text:span><text:span text:style-name="T2">g</text:span></text:p>
        </draw:polygon>
        <draw:polygon draw:style-name="gr35" draw:text-style-name="P10" xml:id="id14" draw:id="id14" draw:layer="layout" svg:width="3.172cm" svg:height="1.999cm" svg:x="17cm" svg:y="5.1cm" svg:viewBox="0 0 3173 2000" draw:points="0,0 3173,0 3173,2000 0,200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cm"/>
          <draw:glue-point draw:id="10" svg:x="-4.998cm" svg:y="-2.5cm"/>
          <text:p text:style-name="P5"><text:span text:style-name="T3">Di</text:span><text:span text:style-name="T3">sp</text:span><text:span text:style-name="T3">at</text:span><text:span text:style-name="T3">ch</text:span></text:p>
          <text:p text:style-name="P5"><text:span text:style-name="T3">Ro</text:span><text:span text:style-name="T3">ut</text:span><text:span text:style-name="T3">er</text:span></text:p>
        </draw:polygon>
        <draw:polygon draw:style-name="gr35" draw:text-style-name="P11" xml:id="id15" draw:id="id15" draw:layer="layout" svg:width="3.199cm" svg:height="1.879cm" svg:x="17cm" svg:y="2.2cm" svg:viewBox="0 0 3200 1880" draw:points="0,0 3200,0 3200,1880 0,1880">
          <text:p text:style-name="P5"><text:span text:style-name="T4">Artemis</text:span></text:p>
        </draw:polygon>
        <draw:polygon draw:style-name="gr35" draw:text-style-name="P12" xml:id="id16" draw:id="id16" draw:layer="layout" svg:width="3.172cm" svg:height="1.879cm" svg:x="22.3cm" svg:y="3.62cm" svg:viewBox="0 0 3173 1880" draw:points="0,0 3173,0 3173,1880 0,1880">
          <text:p text:style-name="P5"><text:span text:style-name="T2">Applicatio</text:span><text:span text:style-name="T2">n</text:span></text:p>
          <text:p text:style-name="P5"><text:span text:style-name="T2">One</text:span></text:p>
        </draw:polygon>
        <draw:polygon draw:style-name="gr35" draw:text-style-name="P12" xml:id="id17" draw:id="id17" draw:layer="layout" svg:width="3.172cm" svg:height="1.879cm" svg:x="22.273cm" svg:y="6.715cm" svg:viewBox="0 0 3173 1880" draw:points="0,0 3173,0 3173,1880 0,1880">
          <text:p text:style-name="P5"><text:span text:style-name="T2">Application</text:span></text:p>
          <text:p text:style-name="P5"><text:span text:style-name="T2">Two</text:span></text:p>
        </draw:polygon>
        <draw:polygon draw:style-name="gr34" draw:text-style-name="P9" xml:id="id19" draw:id="id19" draw:layer="layout" svg:width="2.399cm" svg:height="2.035cm" svg:x="12.3cm" svg:y="2.164cm" svg:viewBox="0 0 2400 2036" draw:points="0,0 2400,0 2400,2036 0,2036">
          <text:p text:style-name="P5"><text:span text:style-name="T2">A</text:span><text:span text:style-name="T2">ut</text:span><text:span text:style-name="T2">h</text:span></text:p>
          <text:p text:style-name="P5"><text:span text:style-name="T2">S</text:span><text:span text:style-name="T2">er</text:span><text:span text:style-name="T2">ve</text:span><text:span text:style-name="T2">r</text:span></text:p>
        </draw:polygon>
        <draw:polygon draw:style-name="gr34" draw:text-style-name="P9" xml:id="id20" draw:id="id20" draw:layer="layout" svg:width="2.399cm" svg:height="1.937cm" svg:x="8.3cm" svg:y="2.2cm" svg:viewBox="0 0 2400 1938" draw:points="0,0 2400,0 2400,1938 0,1938">
          <text:p text:style-name="P5"><text:span text:style-name="T2">D</text:span><text:span text:style-name="T2">ev</text:span><text:span text:style-name="T2">ic</text:span><text:span text:style-name="T2">e</text:span></text:p>
          <text:p text:style-name="P5"><text:span text:style-name="T2">R</text:span><text:span text:style-name="T2">eg</text:span><text:span text:style-name="T2">ist</text:span><text:span text:style-name="T2">ry</text:span></text:p>
        </draw:polygon>
        <draw:polygon draw:style-name="gr24" draw:text-style-name="P2" draw:layer="layout" svg:width="1.94cm" svg:height="5.299cm" svg:x="7.682cm" svg:y="3.097cm" svg:viewBox="0 0 1941 5300" draw:points="0,5300 1941,0">
          <text:p/>
        </draw:polygon>
        <draw:polygon draw:style-name="gr24" draw:text-style-name="P2" draw:layer="layout" svg:width="1.94cm" svg:height="0.056cm" svg:x="7.682cm" svg:y="8.315cm" svg:viewBox="0 0 1941 57" draw:points="0,0 1941,57">
          <text:p/>
        </draw:polygon>
        <draw:polygon draw:style-name="gr24" draw:text-style-name="P2" draw:layer="layout" svg:width="5.153cm" svg:height="3.1cm" svg:x="6.096cm" svg:y="9.254cm" svg:viewBox="0 0 5154 3101" draw:points="0,0 5154,3101">
          <text:p/>
        </draw:polygon>
        <draw:connector draw:style-name="gr36" draw:text-style-name="P5" draw:layer="layout" svg:x1="14.7cm" svg:y1="6.1cm" svg:x2="17cm" svg:y2="6.1cm" draw:start-shape="id13" draw:start-glue-point="1" draw:end-shape="id14" draw:end-glue-point="3" svg:d="M14700 6100h2300" svg:viewBox="0 0 2301 1">
          <text:p/>
        </draw:connector>
        <draw:connector draw:style-name="gr37" draw:text-style-name="P13" draw:layer="layout" draw:type="line" svg:x1="18.586cm" svg:y1="5.1cm" svg:x2="18.6cm" svg:y2="4.08cm" draw:start-shape="id14" draw:start-glue-point="0" draw:end-shape="id15" draw:end-glue-point="2" svg:d="M18586 5100l14-1020" svg:viewBox="0 0 15 1021">
          <text:p/>
        </draw:connector>
        <draw:connector draw:style-name="gr36" draw:text-style-name="P5" draw:layer="layout" svg:x1="22.3cm" svg:y1="4.56cm" svg:x2="19.399cm" svg:y2="5.1cm" draw:start-shape="id16" draw:start-glue-point="3" draw:end-shape="id14" draw:end-glue-point="9" svg:d="M22300 4560h-2901v540" svg:viewBox="0 0 2902 541">
          <text:p/>
        </draw:connector>
        <draw:connector draw:style-name="gr36" draw:text-style-name="P5" draw:layer="layout" svg:x1="22.273cm" svg:y1="7.655cm" svg:x2="19.399cm" svg:y2="7.1cm" draw:start-shape="id17" draw:start-glue-point="3" draw:end-shape="id14" draw:end-glue-point="8" svg:d="M22273 7655h-2874v-555" svg:viewBox="0 0 2875 556">
          <text:p/>
        </draw:connector>
        <draw:connector draw:style-name="gr37" draw:text-style-name="P13" draw:layer="layout" draw:type="line" svg:x1="7cm" svg:y1="6.1cm" svg:x2="12.3cm" svg:y2="6.1cm" draw:start-shape="id18" draw:start-glue-point="1" draw:end-shape="id13" draw:end-glue-point="3" svg:d="M7000 6100h5300" svg:viewBox="0 0 5301 1">
          <text:p/>
        </draw:connector>
        <draw:connector draw:style-name="gr37" draw:text-style-name="P13" draw:layer="layout" draw:type="line" svg:x1="13.5cm" svg:y1="5.1cm" svg:x2="13.5cm" svg:y2="4.2cm" draw:start-shape="id13" draw:start-glue-point="0" draw:end-shape="id19" draw:end-glue-point="2" svg:d="M13500 5100v-900" svg:viewBox="0 0 1 901">
          <text:p/>
        </draw:connector>
        <draw:connector draw:style-name="gr37" draw:text-style-name="P13" draw:layer="layout" draw:type="line" svg:x1="12.3cm" svg:y1="3.182cm" svg:x2="10.7cm" svg:y2="3.169cm" draw:start-shape="id19" draw:start-glue-point="3" draw:end-shape="id20" draw:end-glue-point="1" svg:d="M12300 3182l-1600-13" svg:viewBox="0 0 1601 14">
          <text:p/>
        </draw:connector>
        <draw:connector draw:style-name="gr36" draw:text-style-name="P5" draw:layer="layout" draw:line-skew="0.082cm" svg:x1="5.705cm" svg:y1="7cm" svg:x2="17.701cm" svg:y2="7.1cm" draw:start-shape="id18" draw:end-shape="id14" draw:end-glue-point="5" svg:d="M5705 7000v700h11996v-600" svg:viewBox="0 0 11997 701">
          <text:p/>
        </draw:connector>
        <draw:connector draw:style-name="gr38" draw:text-style-name="P13" draw:layer="layout" draw:type="line" svg:x1="1.917cm" svg:y1="6.1cm" svg:x2="4.41cm" svg:y2="6.1cm" draw:start-shape="id21" draw:start-glue-point="1" draw:end-shape="id18" draw:end-glue-point="3" svg:d="M1917 6100h2493" svg:viewBox="0 0 2494 1">
          <text:p/>
        </draw:connector>
        <draw:connector draw:style-name="gr36" draw:text-style-name="P5" draw:layer="layout" svg:x1="5.705cm" svg:y1="5.2cm" svg:x2="8.3cm" svg:y2="3.169cm" draw:start-shape="id18" draw:start-glue-point="0" draw:end-shape="id20" draw:end-glue-point="3" svg:d="M5705 5200v-2031h2595" svg:viewBox="0 0 2596 2032">
          <text:p/>
        </draw:connector>
        <draw:polygon draw:style-name="gr39" draw:text-style-name="P17" xml:id="id18" draw:id="id18" draw:layer="layout" svg:width="2.589cm" svg:height="1.799cm" svg:x="4.41cm" svg:y="5.2cm" svg:viewBox="0 0 2590 1800" draw:points="0,0 2590,0 2590,1800 0,1800">
          <draw:glue-point draw:id="4" svg:x="5cm" svg:y="-2.207cm"/>
          <draw:glue-point draw:id="5" svg:x="2.683cm" svg:y="-5cm"/>
          <draw:glue-point draw:id="6" svg:x="2.297cm" svg:y="5cm"/>
          <text:p text:style-name="P5"><text:span text:style-name="T2">Kura</text:span></text:p>
          <text:p text:style-name="P5"><text:span text:style-name="T2">Adapter</text:span></text:p>
        </draw:polygon>
        <draw:frame draw:style-name="gr40" draw:text-style-name="P18" draw:layer="layout" svg:width="2.538cm" svg:height="0.683cm" svg:x="1.9cm" svg:y="6.285cm">
          <draw:text-box>
            <text:p><text:span text:style-name="T6">Kura/MQTT</text:span></text:p>
          </draw:text-box>
        </draw:frame>
        <draw:connector draw:style-name="gr18" draw:text-style-name="P5" draw:layer="layout" draw:line-skew="0.15cm" svg:x1="17.001cm" svg:y1="5.6cm" svg:x2="14.7cm" svg:y2="3.182cm" draw:start-shape="id14" draw:start-glue-point="10" draw:end-shape="id19" draw:end-glue-point="1" svg:d="M17001 5600h-1001v-2418h-1300" svg:viewBox="0 0 2302 2419">
          <text:p/>
        </draw:connector>
      </draw:page>
      <draw:page draw:name="page3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4cm" svg:y2="11.1cm">
          <text:p/>
        </draw:line>
        <draw:connector draw:style-name="gr41" draw:layer="layout" draw:line-skew="0cm 4.305cm" svg:x1="5.995cm" svg:y1="2.8cm" svg:x2="17.3cm" svg:y2="5.901cm" draw:start-shape="id22" draw:start-glue-point="0" draw:end-shape="id23" draw:end-glue-point="6" svg:d="M5995 2800v-517h10605v3618h700" svg:viewBox="0 0 11306 3619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8cm" svg:y1="3.5cm" svg:x2="11.2cm" svg:y2="11.1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31" draw:id="id31" draw:layer="layout" svg:width="0.881cm" svg:height="0.881cm" svg:x="1cm" svg:y="3.1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9" draw:text-style-name="P6" draw:layer="layout" svg:width="3.172cm" svg:height="1.832cm" svg:x="4.518cm" svg:y="10.767cm" svg:viewBox="0 0 3173 1833" draw:points="0,0 3173,0 3173,1833 0,1833">
          <text:p text:style-name="P5"><text:span text:style-name="T1">Grafana</text:span></text:p>
        </draw:polygon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59cm" svg:y="3.7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10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1" draw:text-style-name="P7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2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3" draw:text-style-name="P8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4" draw:text-style-name="P9" xml:id="id22" draw:id="id22" draw:layer="layout" svg:width="2.589cm" svg:height="1.499cm" svg:x="4.7cm" svg:y="2.8cm" svg:viewBox="0 0 2590 1500" draw:points="0,0 2590,0 2590,1500 0,1500">
          <draw:glue-point draw:id="4" svg:x="2.849cm" svg:y="4.973cm"/>
          <draw:glue-point draw:id="5" svg:x="5.038cm" svg:y="2.446cm"/>
          <text:p text:style-name="P5"><text:span text:style-name="T2">H</text:span><text:span text:style-name="T2">T</text:span><text:span text:style-name="T2">T</text:span><text:span text:style-name="T2">P</text:span></text:p>
          <text:p text:style-name="P5"><text:span text:style-name="T2">A</text:span><text:span text:style-name="T2">da</text:span><text:span text:style-name="T2">pt</text:span><text:span text:style-name="T2">er</text:span></text:p>
        </draw:polygon>
        <draw:polygon draw:style-name="gr14" draw:text-style-name="P9" xml:id="id24" draw:id="id24" draw:layer="layout" svg:width="2.589cm" svg:height="1.529cm" svg:x="4.7cm" svg:y="4.97cm" svg:viewBox="0 0 2590 1530" draw:points="0,0 2590,0 2590,1530 0,1530">
          <draw:glue-point draw:id="4" svg:x="5.038cm" svg:y="2.385cm"/>
          <draw:glue-point draw:id="5" svg:x="5.038cm" svg:y="-2.843cm"/>
          <text:p text:style-name="P5"><text:span text:style-name="T2">MQTT</text:span></text:p>
          <text:p text:style-name="P5"><text:span text:style-name="T2">Adapter</text:span></text:p>
        </draw:polygon>
        <draw:polygon draw:style-name="gr9" draw:text-style-name="P10" xml:id="id23" draw:id="id23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5cm" svg:y="-0.876cm"/>
          <draw:glue-point draw:id="6" svg:x="-5cm" svg:y="-3.453cm"/>
          <draw:glue-point draw:id="7" svg:x="-5cm" svg:y="3.762cm"/>
          <draw:glue-point draw:id="8" svg:x="5.053cm" svg:y="2.731cm"/>
          <draw:glue-point draw:id="9" svg:x="5.053cm" svg:y="-2.422cm"/>
          <draw:glue-point draw:id="10" svg:x="-5cm" svg:y="1.185cm"/>
          <text:p text:style-name="P5"><text:span text:style-name="T3">Kafka</text:span></text:p>
          <text:p text:style-name="P5"><text:span text:style-name="T3">Broker</text:span></text:p>
        </draw:polygon>
        <draw:polygon draw:style-name="gr9" draw:text-style-name="P11" xml:id="id26" draw:id="id26" draw:layer="layout" svg:width="3.172cm" svg:height="1.879cm" svg:x="17.3cm" svg:y="2.72cm" svg:viewBox="0 0 3173 1880" draw:points="0,0 3173,0 3173,1880 0,1880">
          <text:p text:style-name="P5"><text:span text:style-name="T4">Zookeeper</text:span></text:p>
        </draw:polygon>
        <draw:polygon draw:style-name="gr9" draw:text-style-name="P12" xml:id="id27" draw:id="id27" draw:layer="layout" svg:width="3.172cm" svg:height="1.879cm" svg:x="22.3cm" svg:y="2.7cm" svg:viewBox="0 0 3173 1880" draw:points="0,0 3173,0 3173,1880 0,1880">
          <text:p text:style-name="P5"><text:span text:style-name="T2">Application</text:span></text:p>
          <text:p text:style-name="P5"><text:span text:style-name="T2">One</text:span></text:p>
        </draw:polygon>
        <draw:polygon draw:style-name="gr9" draw:text-style-name="P12" xml:id="id28" draw:id="id28" draw:layer="layout" svg:width="3.179cm" svg:height="1.939cm" svg:x="22.3cm" svg:y="5.6cm" svg:viewBox="0 0 3180 1940" draw:points="0,0 3180,0 3180,1940 0,1940">
          <text:p text:style-name="P5"><text:span text:style-name="T2">Application</text:span></text:p>
          <text:p text:style-name="P5"><text:span text:style-name="T2">Two</text:span></text:p>
        </draw:polygon>
        <draw:connector draw:style-name="gr15" draw:text-style-name="P5" draw:layer="layout" svg:x1="7.29cm" svg:y1="5.301cm" svg:x2="9.501cm" svg:y2="4.699cm" draw:start-shape="id24" draw:start-glue-point="5" draw:end-shape="id25" draw:end-glue-point="5" svg:d="M7290 5301h2211v-602" svg:viewBox="0 0 2212 603">
          <text:p/>
        </draw:connector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42" draw:text-style-name="P5" draw:layer="layout" draw:line-skew="-4.295cm" svg:x1="7.29cm" svg:y1="6.099cm" svg:x2="17.3cm" svg:y2="7.299cm" draw:start-shape="id24" draw:start-glue-point="4" draw:end-shape="id23" draw:end-glue-point="7" svg:d="M7290 6099h710v1200h9300" svg:viewBox="0 0 10011 1201">
          <text:p/>
        </draw:connector>
        <draw:connector draw:style-name="gr43" draw:text-style-name="P13" draw:layer="layout" draw:type="line" svg:x1="18.885cm" svg:y1="5.6cm" svg:x2="18.886cm" svg:y2="4.6cm" draw:start-shape="id23" draw:start-glue-point="0" draw:end-shape="id26" svg:d="M18885 5600l1-1000" svg:viewBox="0 0 2 1001">
          <text:p/>
        </draw:connector>
        <draw:connector draw:style-name="gr42" draw:text-style-name="P5" draw:layer="layout" draw:line-skew="-0.085cm" svg:x1="22.3cm" svg:y1="3.64cm" svg:x2="20.47cm" svg:y2="6.101cm" draw:start-shape="id27" draw:start-glue-point="3" draw:end-shape="id23" draw:end-glue-point="9" svg:d="M22300 3640h-1000v2461h-830" svg:viewBox="0 0 1831 2462">
          <text:p/>
        </draw:connector>
        <draw:connector draw:style-name="gr42" draw:text-style-name="P5" draw:layer="layout" svg:x1="22.3cm" svg:y1="6.57cm" svg:x2="20.47cm" svg:y2="6.57cm" draw:start-shape="id28" draw:start-glue-point="3" draw:end-shape="id23" draw:end-glue-point="1" svg:d="M22300 6570h-1830" svg:viewBox="0 0 1831 1">
          <text:p/>
        </draw:connector>
        <draw:connector draw:style-name="gr16" draw:text-style-name="P13" draw:layer="layout" draw:type="line" svg:x1="12.2cm" svg:y1="3.768cm" svg:x2="11.4cm" svg:y2="3.769cm" draw:start-shape="id29" draw:start-glue-point="3" draw:end-shape="id25" draw:end-glue-point="1" svg:d="M12200 3768l-800 1" svg:viewBox="0 0 801 2">
          <text:p/>
        </draw:connector>
        <draw:connector draw:style-name="gr15" draw:text-style-name="P5" draw:layer="layout" svg:x1="7.29cm" svg:y1="3.55cm" svg:x2="9cm" svg:y2="3.769cm" draw:start-shape="id22" draw:start-glue-point="1" draw:end-shape="id25" draw:end-glue-point="3" svg:d="M7290 3550h855v219h855" svg:viewBox="0 0 1711 220">
          <text:p/>
        </draw:connector>
        <draw:connector draw:style-name="gr17" draw:text-style-name="P13" draw:layer="layout" draw:type="line" svg:x1="2.017cm" svg:y1="5.758cm" svg:x2="4.7cm" svg:y2="5.735cm" draw:start-shape="id30" draw:start-glue-point="1" draw:end-shape="id24" draw:end-glue-point="3" svg:d="M2017 5758l2683-23" svg:viewBox="0 0 2684 24">
          <text:p/>
        </draw:connector>
        <draw:polygon draw:style-name="gr7" draw:text-style-name="P4" xml:id="id30" draw:id="id30" draw:layer="layout" svg:width="1.116cm" svg:height="1.116cm" svg:x="0.9cm" svg:y="5.2cm" svg:viewBox="0 0 1117 1117" draw:points="0,558 558,0 1117,558 558,1117">
          <text:p/>
        </draw:polygon>
        <draw:connector draw:style-name="gr17" draw:text-style-name="P13" draw:layer="layout" draw:type="line" svg:x1="1.882cm" svg:y1="3.559cm" svg:x2="4.7cm" svg:y2="3.55cm" draw:start-shape="id31" draw:start-glue-point="1" draw:end-shape="id22" draw:end-glue-point="3" svg:d="M1882 3559l2818-9" svg:viewBox="0 0 2819 10">
          <text:p/>
        </draw:connector>
        <draw:polygon draw:style-name="gr14" draw:text-style-name="P9" xml:id="id32" draw:id="id32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5"><text:span text:style-name="T2">AMQP</text:span></text:p>
          <text:p text:style-name="P5"><text:span text:style-name="T2">Adapter</text:span></text:p>
        </draw:polygon>
        <draw:connector draw:style-name="gr15" draw:text-style-name="P5" draw:layer="layout" svg:x1="7.29cm" svg:y1="8.036cm" svg:x2="10.2cm" svg:y2="4.738cm" draw:start-shape="id32" draw:start-glue-point="1" draw:end-shape="id25" draw:end-glue-point="2" svg:d="M7290 8036h2910v-3298" svg:viewBox="0 0 2911 3299">
          <text:p/>
        </draw:connector>
        <draw:connector draw:style-name="gr42" draw:text-style-name="P5" draw:layer="layout" svg:x1="7.29cm" svg:y1="8.399cm" svg:x2="18.885cm" svg:y2="7.54cm" draw:start-shape="id32" draw:start-glue-point="4" draw:end-shape="id23" draw:end-glue-point="2" svg:d="M7290 8399h11595v-859" svg:viewBox="0 0 11596 860">
          <text:p/>
        </draw:connector>
        <draw:custom-shape draw:style-name="gr19" draw:text-style-name="P14" xml:id="id33" draw:id="id33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7" draw:text-style-name="P13" draw:layer="layout" draw:type="line" svg:x1="1.9cm" svg:y1="8.05cm" svg:x2="4.7cm" svg:y2="8.036cm" draw:start-shape="id33" draw:start-glue-point="1" draw:end-shape="id32" svg:d="M1900 8050l2800-14" svg:viewBox="0 0 2801 15">
          <text:p/>
        </draw:connector>
        <draw:frame draw:style-name="gr20" draw:text-style-name="P15" draw:layer="layout" svg:width="1.535cm" svg:height="0.645cm" svg:x="3.165cm" svg:y="7.523cm">
          <draw:text-box>
            <text:p><text:span text:style-name="T5">AMQP</text:span></text:p>
          </draw:text-box>
        </draw:frame>
        <draw:frame draw:style-name="gr21" draw:text-style-name="P15" draw:layer="layout" svg:width="1.501cm" svg:height="0.645cm" svg:x="3.166cm" svg:y="5.124cm">
          <draw:text-box>
            <text:p><text:span text:style-name="T5">M</text:span><text:span text:style-name="T5">QT</text:span><text:span text:style-name="T5">T</text:span></text:p>
          </draw:text-box>
        </draw:frame>
        <draw:frame draw:style-name="gr22" draw:text-style-name="P15" draw:layer="layout" svg:width="1.421cm" svg:height="0.645cm" svg:x="3.167cm" svg:y="2.925cm">
          <draw:text-box>
            <text:p><text:span text:style-name="T5">HTTP</text:span></text:p>
          </draw:text-box>
        </draw:frame>
        <draw:line draw:style-name="gr1" draw:text-style-name="P1" draw:layer="layout" svg:x1="10.6cm" svg:y1="4.1cm" svg:x2="11.5cm" svg:y2="11.1cm">
          <text:p/>
        </draw:line>
        <draw:polygon draw:style-name="gr14" draw:text-style-name="P9" xml:id="id25" draw:id="id25" draw:layer="layout" svg:width="2.399cm" svg:height="1.937cm" svg:x="9cm" svg:y="2.8cm" svg:viewBox="0 0 2400 1938" draw:points="0,0 2400,0 2400,1938 0,1938">
          <draw:glue-point draw:id="4" svg:x="-5cm" svg:y="-2.42cm"/>
          <draw:glue-point draw:id="5" svg:x="-2.916cm" svg:y="4.803cm"/>
          <text:p text:style-name="P5"><text:span text:style-name="T2">Device</text:span></text:p>
          <text:p text:style-name="P5"><text:span text:style-name="T2">Registry</text:span></text:p>
        </draw:polygon>
        <draw:line draw:style-name="gr1" draw:text-style-name="P1" draw:layer="layout" svg:x1="12.8cm" svg:y1="4.3cm" svg:x2="11.8cm" svg:y2="11.1cm">
          <text:p/>
        </draw:line>
        <draw:polygon draw:style-name="gr14" draw:text-style-name="P9" xml:id="id29" draw:id="id29" draw:layer="layout" svg:width="2.399cm" svg:height="1.935cm" svg:x="12.2cm" svg:y="2.8cm" svg:viewBox="0 0 2400 1936" draw:points="0,0 2400,0 2400,1936 0,1936">
          <text:p text:style-name="P5"><text:span text:style-name="T2">Auth</text:span></text:p>
          <text:p text:style-name="P5"><text:span text:style-name="T2">Serv</text:span><text:span text:style-name="T2">er</text:span></text:p>
        </draw:polygon>
        <draw:polygon draw:style-name="gr9" draw:text-style-name="P6" draw:layer="layout" svg:width="3.177cm" svg:height="1.832cm" svg:x="9.622cm" svg:y="10.767cm" svg:viewBox="0 0 3178 1833" draw:points="0,0 3178,0 3178,1833 0,1833">
          <text:p text:style-name="P5"><text:span text:style-name="T1">Prom</text:span><text:span text:style-name="T1">ethe</text:span><text:span text:style-name="T1">us</text:span></text:p>
        </draw:polygon>
        <draw:polygon draw:style-name="gr4" draw:text-style-name="P2" draw:layer="layout" svg:width="0.991cm" svg:height="0cm" svg:x="14.968cm" svg:y="10.979cm" svg:viewBox="0 0 992 0" draw:points="0,0 992,0">
          <text:p/>
        </draw:polygon>
        <draw:line draw:style-name="gr44" draw:text-style-name="P1" draw:layer="layout" svg:x1="14.968cm" svg:y1="10.979cm" svg:x2="15.96cm" svg:y2="10.979cm">
          <text:p/>
        </draw:line>
        <draw:frame draw:style-name="gr45" draw:text-style-name="P20" draw:layer="layout" svg:width="3.482cm" svg:height="0.807cm" svg:x="17.76cm" svg:y="0.79cm">
          <draw:text-box>
            <text:p text:style-name="P19"><text:span text:style-name="T7">K</text:span><text:span text:style-name="T7">af</text:span><text:span text:style-name="T7">ka </text:span><text:span text:style-name="T7">Cl</text:span><text:span text:style-name="T7">us</text:span><text:span text:style-name="T7">te</text:span><text:span text:style-name="T7">r</text:span></text:p>
          </draw:text-box>
        </draw:frame>
        <draw:frame draw:style-name="gr46" draw:text-style-name="P22" draw:layer="layout" svg:width="1.628cm" svg:height="0.742cm" svg:x="16.1cm" svg:y="10.6cm">
          <draw:text-box>
            <text:p text:style-name="P21"><text:span text:style-name="T8">K</text:span><text:span text:style-name="T8">af</text:span><text:span text:style-name="T8">k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6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8T11:29:23.210488249</dc:date>
    <meta:editing-duration>PT1H8M34S</meta:editing-duration>
    <meta:editing-cycles>17</meta:editing-cycles>
    <meta:generator>LibreOffice/6.0.7.3$Linux_X86_64 LibreOffice_project/00m0$Build-3</meta:generator>
    <meta:document-statistic meta:object-count="225"/>
  </office:meta>
</office:document-meta>
</file>